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top"/>
    </style:style>
    <style:style style:name="gr2" style:family="graphic" style:parent-style-name="standard">
      <style:graphic-properties draw:fill="none" draw:textarea-horizontal-align="center" draw:textarea-vertical-align="bottom"/>
    </style:style>
    <style:style style:name="gr3" style:family="graphic" style:parent-style-name="standard">
      <style:graphic-properties svg:stroke-width="0cm" svg:stroke-color="#000000" draw:marker-start-width="0.3cm" draw:marker-end-width="0.3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left" draw:textarea-vertical-align="middle"/>
    </style:style>
    <style:style style:name="gr9" style:family="graphic" style:parent-style-name="standard">
      <style:graphic-properties draw:stroke="dash" draw:stroke-dash="Dashed_20__28_var_29_" draw:marker-start="Arrow" draw:marker-end="" draw:marker-end-width="0.3cm" draw:textarea-horizontal-align="center" draw:textarea-vertical-align="middle"/>
    </style:style>
    <style:style style:name="gr10" style:family="graphic" style:parent-style-name="standard">
      <style:graphic-properties draw:stroke="dash" draw:stroke-dash="Dashed_20__28_var_29_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marker-end="Arrow" draw:marker-end-width="0.3cm" draw:textarea-horizontal-align="right" draw:textarea-vertical-align="bottom"/>
    </style:style>
    <style:style style:name="gr13" style:family="graphic" style:parent-style-name="standard">
      <style:graphic-properties draw:marker-start="Arrow" draw:marker-start-width="0.3cm" draw:marker-end="Arrow" draw:marker-end-width="0.3cm" draw:textarea-horizontal-align="right" draw:textarea-vertical-align="middle"/>
    </style:style>
    <style:style style:name="gr14" style:family="graphic" style:parent-style-name="standard">
      <style:graphic-properties draw:marker-end="Arrow" draw:marker-end-width="0.3cm" draw:textarea-horizontal-align="right" draw:textarea-vertical-align="top"/>
    </style:style>
    <style:style style:name="gr15" style:family="graphic" style:parent-style-name="standard">
      <style:graphic-properties draw:marker-end="Arrow" draw:marker-end-width="0.3cm" draw:textarea-horizontal-align="left" draw:textarea-vertical-align="to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6.5cm" svg:height="9cm" svg:x="2.5cm" svg:y="1.5cm">
          <text:p text:style-name="P1">Main process</text:p>
        </draw:rect>
        <draw:rect draw:style-name="gr2" draw:text-style-name="P1" draw:layer="layout" svg:width="16.5cm" svg:height="11.5cm" svg:x="2.5cm" svg:y="17cm">
          <text:p text:style-name="P1">Background process</text:p>
        </draw:rect>
        <draw:custom-shape draw:style-name="gr3" draw:text-style-name="P1" draw:id="id11" draw:layer="layout" svg:width="4.5cm" svg:height="2.5cm" svg:x="8.5cm" svg:y="13cm">
          <draw:glue-point draw:id="9" svg:x="3.888cm" svg:y="-3cm"/>
          <draw:glue-point draw:id="10" svg:x="3.888cm" svg:y="5cm"/>
          <draw:glue-point draw:id="11" svg:x="-3.888cm" svg:y="5cm"/>
          <text:p text:style-name="P1">DB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4" draw:text-style-name="P3" draw:id="id12" draw:layer="layout" svg:width="3.5cm" svg:height="2.5cm" svg:x="3.5cm" svg:y="5.5cm">
          <text:p text:style-name="P2"><text:span text:style-name="T1">Inventory query, </text:span></text:p>
          <text:p text:style-name="P2"><text:span text:style-name="T1">etc</text:span></text:p>
        </draw:rect>
        <draw:rect draw:style-name="gr4" draw:text-style-name="P3" draw:id="id10" draw:layer="layout" svg:width="3.5cm" svg:height="2.5cm" svg:x="9cm" svg:y="5.5cm">
          <text:p text:style-name="P2"><text:span text:style-name="T1">Inventory </text:span></text:p>
          <text:p text:style-name="P2"><text:span text:style-name="T1">transaction</text:span></text:p>
        </draw:rect>
        <draw:rect draw:style-name="gr4" draw:text-style-name="P3" draw:id="id13" draw:layer="layout" svg:width="3.5cm" svg:height="2.5cm" svg:x="15cm" svg:y="5.5cm">
          <text:p text:style-name="P2"><text:span text:style-name="T1">Host timer</text:span></text:p>
          <text:p text:style-name="P2"><text:span text:style-name="T1">(world time)</text:span></text:p>
        </draw:rect>
        <draw:rect draw:style-name="gr4" draw:text-style-name="P3" draw:id="id2" draw:layer="layout" svg:width="2.5cm" svg:height="1cm" svg:x="3cm" svg:y="18.5cm">
          <text:p text:style-name="P2"><text:span text:style-name="T1">Job poll timer</text:span></text:p>
        </draw:rect>
        <draw:rect draw:style-name="gr4" draw:text-style-name="P3" draw:id="id3" draw:layer="layout" svg:width="2.5cm" svg:height="1cm" svg:x="10.5cm" svg:y="18.5cm">
          <draw:glue-point draw:id="4" svg:x="3cm" svg:y="-5cm"/>
          <text:p text:style-name="P2"><text:span text:style-name="T1">Process jobs</text:span></text:p>
        </draw:rect>
        <draw:rect draw:style-name="gr4" draw:text-style-name="P3" draw:id="id9" draw:layer="layout" svg:width="2.5cm" svg:height="1.5cm" svg:x="15.5cm" svg:y="18cm">
          <text:p text:style-name="P2"><text:span text:style-name="T1">Economy timer</text:span></text:p>
          <text:p text:style-name="P2"><text:span text:style-name="T1">(world time)</text:span></text:p>
        </draw:rect>
        <draw:rect draw:style-name="gr4" draw:text-style-name="P3" draw:id="id7" draw:layer="layout" svg:width="3cm" svg:height="1.5cm" svg:x="12cm" svg:y="24cm">
          <text:p text:style-name="P2"><text:span text:style-name="T1">Calculate and </text:span></text:p>
          <text:p text:style-name="P2"><text:span text:style-name="T1">commit</text:span></text:p>
        </draw:rect>
        <draw:rect draw:style-name="gr4" draw:text-style-name="P3" draw:id="id6" draw:layer="layout" svg:width="2.5cm" svg:height="1cm" svg:x="6.5cm" svg:y="26.5cm">
          <text:p text:style-name="P2"><text:span text:style-name="T1">For each </text:span></text:p>
          <text:p text:style-name="P2"><text:span text:style-name="T1">economy...</text:span></text:p>
        </draw:rect>
        <draw:rect draw:style-name="gr4" draw:text-style-name="P3" draw:id="id4" draw:layer="layout" svg:width="2.5cm" svg:height="1cm" svg:x="6.5cm" svg:y="24.5cm">
          <text:p text:style-name="P2"><text:span text:style-name="T1">Poll economy</text:span></text:p>
          <text:p text:style-name="P2"><text:span text:style-name="T1">timer</text:span></text:p>
        </draw:rect>
        <draw:custom-shape draw:style-name="gr5" draw:text-style-name="P3" draw:id="id1" draw:layer="layout" svg:width="2cm" svg:height="2cm" svg:x="7cm" svg:y="18cm">
          <text:p text:style-name="P1"><text:span text:style-name="T1">New job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4" draw:layer="layout" draw:type="line" svg:x1="7cm" svg:y1="18.999cm" svg:x2="5.5cm" svg:y2="19cm" draw:start-shape="id1" draw:start-glue-point="5" draw:end-shape="id2" draw:end-glue-point="1">
          <text:p text:style-name="P1"><text:span text:style-name="T1">N</text:span></text:p>
          <text:p text:style-name="P1"><text:span text:style-name="T1"/></text:p>
        </draw:connector>
        <draw:connector draw:style-name="gr6" draw:text-style-name="P4" draw:layer="layout" draw:type="line" svg:x1="9cm" svg:y1="18.999cm" svg:x2="10.5cm" svg:y2="19cm" draw:start-shape="id1" draw:start-glue-point="7" draw:end-shape="id3" draw:end-glue-point="3">
          <text:p text:style-name="P1"><text:span text:style-name="T1">Y</text:span></text:p>
          <text:p text:style-name="P1"><text:span text:style-name="T1"/></text:p>
        </draw:connector>
        <draw:custom-shape draw:style-name="gr5" draw:text-style-name="P3" draw:id="id5" draw:layer="layout" svg:width="3cm" svg:height="3cm" svg:x="6.226cm" svg:y="20.5cm">
          <text:p text:style-name="P1"><text:span text:style-name="T1">Enough time</text:span></text:p>
          <text:p text:style-name="P1"><text:span text:style-name="T1">passed since last</text:span></text:p>
          <text:p text:style-name="P1"><text:span text:style-name="T1">updat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4" draw:layer="layout" draw:type="line" svg:x1="7.75cm" svg:y1="24.5cm" svg:x2="7.725cm" svg:y2="23.5cm" draw:start-shape="id4" draw:start-glue-point="0" draw:end-shape="id5" draw:end-glue-point="6">
          <text:p/>
        </draw:connector>
        <draw:connector draw:style-name="gr7" draw:text-style-name="P4" draw:layer="layout" draw:type="line" svg:x1="7.75cm" svg:y1="26.5cm" svg:x2="7.75cm" svg:y2="25.5cm" draw:start-shape="id6" draw:start-glue-point="0" draw:end-shape="id4" draw:end-glue-point="2">
          <text:p/>
        </draw:connector>
        <draw:connector draw:style-name="gr8" draw:text-style-name="P3" draw:layer="layout" svg:x1="6.226cm" svg:y1="21.999cm" svg:x2="6.5cm" svg:y2="27cm" draw:start-shape="id5" draw:start-glue-point="5" draw:end-shape="id6" draw:end-glue-point="3">
          <text:p text:style-name="P1"><text:span text:style-name="T1">N</text:span></text:p>
        </draw:connector>
        <draw:connector draw:style-name="gr6" draw:text-style-name="P3" draw:layer="layout" draw:line-skew="-0.234cm" svg:x1="9.226cm" svg:y1="21.999cm" svg:x2="12cm" svg:y2="24.75cm" draw:start-shape="id5" draw:start-glue-point="7" draw:end-shape="id7" draw:end-glue-point="3">
          <text:p text:style-name="P1"><text:span text:style-name="T1">Y</text:span></text:p>
        </draw:connector>
        <draw:connector draw:style-name="gr7" draw:text-style-name="P4" draw:layer="layout" svg:x1="13.5cm" svg:y1="25.5cm" svg:x2="9cm" svg:y2="27cm" draw:start-shape="id7" draw:start-glue-point="2" draw:end-shape="id6" draw:end-glue-point="1">
          <text:p/>
        </draw:connector>
        <draw:connector draw:style-name="gr9" draw:text-style-name="P4" draw:id="id8" draw:layer="layout" draw:type="curve" draw:line-skew="-0.927cm" svg:x1="9cm" svg:y1="25cm" svg:x2="15.103cm" svg:y2="26.516cm" draw:start-shape="id4" draw:start-glue-point="1">
          <text:p/>
        </draw:connector>
        <draw:connector draw:style-name="gr10" draw:text-style-name="P4" draw:layer="layout" draw:type="curve" svg:x1="15.103cm" svg:y1="26.516cm" svg:x2="16.75cm" svg:y2="19.5cm" draw:start-shape="id8" draw:start-glue-point="3" draw:end-shape="id9" draw:end-glue-point="2">
          <text:p/>
        </draw:connector>
        <draw:connector draw:style-name="gr6" draw:text-style-name="P3" draw:layer="layout" draw:type="curve" draw:line-skew="0.75cm" svg:x1="10.75cm" svg:y1="8cm" svg:x2="10.749cm" svg:y2="13cm" draw:start-shape="id10" draw:start-glue-point="2" draw:end-shape="id11" draw:end-glue-point="4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Job queue commit</text:span></text:p>
        </draw:connector>
        <draw:connector draw:style-name="gr11" draw:text-style-name="P3" draw:layer="layout" draw:type="curve" svg:x1="5.25cm" svg:y1="8cm" svg:x2="8.5cm" svg:y2="14.249cm" draw:start-shape="id12" draw:start-glue-point="2" draw:end-shape="id11" draw:end-glue-point="5">
          <text:p text:style-name="P1"><text:span text:style-name="T1">Direct</text:span></text:p>
        </draw:connector>
        <draw:connector draw:style-name="gr12" draw:text-style-name="P3" draw:layer="layout" draw:type="curve" draw:line-skew="2.125cm" svg:x1="16.75cm" svg:y1="8cm" svg:x2="12.499cm" svg:y2="13.5cm" draw:start-shape="id13" draw:start-glue-point="2" draw:end-shape="id11" draw:end-glue-point="9">
          <text:p text:style-name="P1"><text:span text:style-name="T1">Update</text:span></text:p>
          <text:p text:style-name="P1"><text:span text:style-name="T1">timer table</text:span></text:p>
        </draw:connector>
        <draw:connector draw:style-name="gr13" draw:text-style-name="P3" draw:layer="layout" draw:type="curve" svg:x1="16.75cm" svg:y1="18cm" svg:x2="12.499cm" svg:y2="13.5cm" draw:start-shape="id9" draw:start-glue-point="0" draw:end-shape="id11" draw:end-glue-point="9">
          <text:p text:style-name="P1"><text:span text:style-name="T1">Timer sync</text:span></text:p>
          <text:p text:style-name="P1"><text:span text:style-name="T1">(query)</text:span></text:p>
        </draw:connector>
        <draw:connector draw:style-name="gr7" draw:text-style-name="P4" draw:layer="layout" svg:x1="13.5cm" svg:y1="24cm" svg:x2="13cm" svg:y2="14.249cm" draw:start-shape="id7" draw:start-glue-point="0" draw:end-shape="id11" draw:end-glue-point="8">
          <text:p/>
        </draw:connector>
        <draw:connector draw:style-name="gr6" draw:text-style-name="P3" draw:layer="layout" draw:type="line" svg:x1="12.5cm" svg:y1="18.5cm" svg:x2="12.499cm" svg:y2="15.5cm" draw:start-shape="id3" draw:start-glue-point="4" draw:end-shape="id11" draw:end-glue-point="10">
          <text:p text:style-name="P1"><text:span text:style-name="T1">Delete job</text:span></text:p>
          <text:p text:style-name="P1"><text:span text:style-name="T1">from queue</text:span></text:p>
        </draw:connector>
        <draw:connector draw:style-name="gr14" draw:text-style-name="P3" draw:layer="layout" draw:line-skew="0.499cm" svg:x1="11.75cm" svg:y1="18.5cm" svg:x2="10.749cm" svg:y2="15.5cm" draw:start-shape="id3" draw:start-glue-point="0" draw:end-shape="id11" draw:end-glue-point="6">
          <text:p text:style-name="P1"><text:span text:style-name="T1"/></text:p>
          <text:p text:style-name="P1"><text:span text:style-name="T1">Commit</text:span></text:p>
        </draw:connector>
        <draw:connector draw:style-name="gr6" draw:text-style-name="P3" draw:layer="layout" draw:type="curve" svg:x1="9.001cm" svg:y1="15.5cm" svg:x2="7.999cm" svg:y2="18cm" draw:start-shape="id11" draw:start-glue-point="11" draw:end-shape="id1" draw:end-glue-point="4">
          <text:p text:style-name="P1"><text:span text:style-name="T1">Poll result</text:span></text:p>
        </draw:connector>
        <draw:connector draw:style-name="gr15" draw:text-style-name="P3" draw:layer="layout" draw:type="curve" draw:line-skew="-1.001cm" svg:x1="4.25cm" svg:y1="18.5cm" svg:x2="9.001cm" svg:y2="15.5cm" draw:start-shape="id2" draw:start-glue-point="0" draw:end-shape="id11" draw:end-glue-point="11">
          <text:p text:style-name="P1"><text:span text:style-name="T1">Poll job queue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Jussi Pakkanen</meta:initial-creator>
    <meta:creation-date>2008-03-17T15:35:51</meta:creation-date>
    <dc:creator>Jussi Pakkanen</dc:creator>
    <dc:date>2008-03-17T17:09:28</dc:date>
    <meta:editing-cycles>3</meta:editing-cycles>
    <meta:editing-duration>PT48M3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